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óżnice między półprzewodnikami samoistnymi a domieszkowymi.</text:p>
      <text:p text:style-name="Standard"/>
      <text:p text:style-name="P1">Półprzewodnik samiostny to półprzewodnik o czystym materiale, w którym występuje taka sama koncentracja elektronów i dziur. Półprzewodniki samoistne charakteryzują się niewielką ilością ładunków swobodnych co powoduje, że mają duże opory właściwe.</text:p>
      <text:p text:style-name="P1"/>
      <text:p text:style-name="P1">W półprzewodniku domieszkowym dodaje się do struktury kryształu atomy innych pierwiastków, które zmieniają własności elektronowe materiału wyjściowego. Poprzez dodanie domieszki zwiększamy bądź zmniejszamy liczbę elektronów w stosunku do liczby dziur. </text:p>
      <text:p text:style-name="P1"/>
      <text:p text:style-name="P1">Jeśli domieszkujemy donorowo atom domieszki „dostarcza” dodatkowe elektrony. Półprzewodnik taki nazywamy półprzewodnikiem typu n. Jeśli natomiast atom domieszki odbiera z pasma walencyjnego elektron, to wówczas mamy do czynienia z domieszkoaniem akceptorowym i półprzewodnikiem typu p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23:17:41.41</meta:creation-date>
    <meta:document-statistic meta:table-count="0" meta:image-count="0" meta:object-count="0" meta:page-count="1" meta:paragraph-count="4" meta:word-count="102" meta:character-count="844"/>
    <dc:date>2014-10-20T23:32:14.80</dc:date>
    <meta:editing-duration>PT14M33S</meta:editing-duration>
    <meta:editing-cycles>1</meta:editing-cycles>
    <meta:generator>OpenOffice.org/3.4.1$Win32 OpenOffice.org_project/341m1$Build-9593</meta:generator>
  </office:meta>
</office:document-meta>
</file>